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stroke-dash="Dash_20__28_Rounded_29_" svg:stroke-width="0.917cm" svg:stroke-color="#0871e1" draw:marker-start-width="1.573cm" draw:marker-end-width="1.573cm" svg:stroke-linecap="round" draw:fill-color="#808080" draw:opacity="45%" draw:textarea-horizontal-align="justify" draw:textarea-vertical-align="middle" draw:auto-grow-height="false" fo:min-height="6.97cm" fo:min-width="6.72cm" fo:padding-top="0.581cm" fo:padding-bottom="0.581cm" fo:padding-left="0.706cm" fo:padding-right="0.706cm" draw:shadow="hidden" loext:decorative="false"/>
    </style:style>
    <style:style style:name="gr2" style:family="graphic" style:parent-style-name="standard">
      <style:graphic-properties draw:stroke="none" draw:fill-color="#0871e1" draw:textarea-horizontal-align="justify" draw:textarea-vertical-align="middle" draw:auto-grow-height="false" fo:min-height="2.254cm" fo:min-width="0.404cm" loext:decorative="false"/>
    </style:style>
    <style:style style:name="gr3" style:family="graphic" style:parent-style-name="standard">
      <style:graphic-properties draw:fill-color="#0871e1" draw:textarea-horizontal-align="justify" draw:textarea-vertical-align="middle" draw:auto-grow-height="false" fo:min-height="2.25cm" fo:min-width="2.25cm" loext:decorative="false"/>
    </style:style>
    <style:style style:name="gr4" style:family="graphic" style:parent-style-name="standard">
      <style:graphic-properties draw:fill-color="#0871e1" draw:textarea-horizontal-align="justify" draw:textarea-vertical-align="middle" draw:auto-grow-height="false" fo:min-height="2.25cm" fo:min-width="2.251cm" loext:decorative="false"/>
    </style:style>
    <style:style style:name="gr5" style:family="graphic" style:parent-style-name="standard">
      <style:graphic-properties draw:stroke="none" draw:fill-color="#aa5102" draw:textarea-horizontal-align="justify" draw:textarea-vertical-align="middle" draw:auto-grow-height="false" fo:min-height="7.601cm" fo:min-width="0.859cm" loext:decorative="false"/>
    </style:style>
    <style:style style:name="gr6" style:family="graphic">
      <style:graphic-properties style:writing-mode="lr-tb" loext:decorative="false"/>
    </style:style>
    <style:style style:name="gr7" style:family="graphic" style:parent-style-name="standard">
      <style:graphic-properties svg:stroke-width="0.106cm" svg:stroke-color="#000000" draw:marker-start-width="0.359cm" draw:marker-end-width="0.359cm" draw:fill-color="#ff0000" draw:textarea-horizontal-align="justify" draw:textarea-vertical-align="middle" draw:auto-grow-height="false" fo:min-height="5.45cm" fo:min-width="1.199cm" fo:padding-top="0.178cm" fo:padding-bottom="0.178cm" fo:padding-left="0.303cm" fo:padding-right="0.303cm" loext:decorative="false"/>
    </style:style>
    <style:style style:name="gr8" style:family="graphic" style:parent-style-name="standard">
      <style:graphic-properties draw:stroke="none" svg:stroke-color="#000000" draw:fill-color="#000000" draw:textarea-horizontal-align="justify" draw:textarea-vertical-align="middle" draw:auto-grow-height="false" fo:min-height="0.5cm" fo:min-width="1.5cm" loext:decorative="false"/>
    </style:style>
    <style:style style:name="gr9" style:family="graphic" style:parent-style-name="standard">
      <style:graphic-properties svg:stroke-width="0.106cm" svg:stroke-color="#000000" draw:marker-start-width="0.359cm" draw:marker-end-width="0.359cm" draw:fill-color="#81d41a" draw:textarea-horizontal-align="justify" draw:textarea-vertical-align="middle" draw:auto-grow-height="false" fo:min-height="5.45cm" fo:min-width="1.199cm" fo:padding-top="0.178cm" fo:padding-bottom="0.178cm" fo:padding-left="0.303cm" fo:padding-right="0.303cm" loext:decorative="false"/>
    </style:style>
    <style:style style:name="gr10" style:family="graphic" style:parent-style-name="standard">
      <style:graphic-properties svg:stroke-width="0.106cm" svg:stroke-color="#000000" draw:marker-start-width="0.359cm" draw:marker-end-width="0.359cm" draw:fill-color="#0871e1" draw:textarea-horizontal-align="justify" draw:textarea-vertical-align="middle" draw:auto-grow-height="false" fo:min-height="5.45cm" fo:min-width="1.199cm" fo:padding-top="0.178cm" fo:padding-bottom="0.178cm" fo:padding-left="0.303cm" fo:padding-right="0.303cm" loext:decorative="false"/>
    </style:style>
    <style:style style:name="gr11" style:family="graphic">
      <style:graphic-properties loext:decorative="false"/>
    </style:style>
    <style:style style:name="gr12" style:family="graphic" style:parent-style-name="standard">
      <style:graphic-properties svg:stroke-width="0.212cm" svg:stroke-color="#000000" draw:marker-start-width="0.517cm" draw:marker-end-width="0.517cm" draw:fill-color="#1e90ff" draw:textarea-vertical-align="middle" draw:auto-grow-height="false" fo:min-height="3.895cm" fo:min-width="3.751cm" fo:padding-top="0.23cm" fo:padding-bottom="0.23cm" fo:padding-left="0.355cm" fo:padding-right="0.355cm" fo:wrap-option="wrap" loext:decorative="false"/>
    </style:style>
    <style:style style:name="gr13" style:family="graphic" style:parent-style-name="standard">
      <style:graphic-properties draw:stroke="solid" svg:stroke-width="0.212cm" svg:stroke-color="#000000" draw:marker-start-width="0.522cm" draw:marker-end-width="0.522cm" draw:fill="solid" draw:fill-color="#d3d3d3" draw:textarea-horizontal-align="justify" draw:textarea-vertical-align="middle" draw:auto-grow-height="false" fo:min-height="0.246cm" fo:min-width="0cm" fo:padding-top="0.231cm" fo:padding-bottom="0.231cm" fo:padding-left="0.356cm" fo:padding-right="0.356cm" loext:decorative="false"/>
    </style:style>
    <style:style style:name="gr14" style:family="graphic" style:parent-style-name="standard">
      <style:graphic-properties svg:stroke-width="0.212cm" svg:stroke-color="#000000" draw:marker-start-width="0.517cm" draw:marker-end-width="0.517cm" draw:fill-color="#1e90ff" draw:textarea-vertical-align="middle" draw:auto-grow-height="false" fo:min-height="3.791cm" fo:min-width="3.541cm" fo:padding-top="0.23cm" fo:padding-bottom="0.23cm" fo:padding-left="0.355cm" fo:padding-right="0.355cm" fo:wrap-option="wrap" loext:decorative="false"/>
    </style:style>
    <style:style style:name="gr15" style:family="graphic" style:parent-style-name="standard">
      <style:graphic-properties draw:stroke="solid" svg:stroke-width="0.212cm" svg:stroke-color="#000000" draw:marker-start-width="0.836cm" draw:marker-end-width="0.836cm" draw:fill="solid" draw:fill-color="#d3d3d3" draw:textarea-horizontal-align="justify" draw:textarea-vertical-align="middle" draw:auto-grow-height="false" fo:min-height="0.038cm" fo:min-width="7.288cm" fo:padding-top="0.231cm" fo:padding-bottom="0.231cm" fo:padding-left="0.356cm" fo:padding-right="0.356cm" loext:decorative="false"/>
    </style:style>
    <style:style style:name="gr16" style:family="graphic" style:parent-style-name="standard">
      <style:graphic-properties draw:stroke="solid" svg:stroke-width="0.212cm" svg:stroke-color="#000000" draw:marker-start-width="0.836cm" draw:marker-end-width="0.836cm" draw:fill="solid" draw:fill-color="#d3d3d3" draw:textarea-horizontal-align="justify" draw:textarea-vertical-align="middle" draw:auto-grow-height="false" fo:min-height="3.526cm" fo:min-width="3.276cm" fo:padding-top="0.337cm" fo:padding-bottom="0.337cm" fo:padding-left="0.462cm" fo:padding-right="0.462cm" draw:shadow="hidden" loext:decorative="false"/>
    </style:style>
    <style:style style:name="gr17" style:family="graphic" style:parent-style-name="standard">
      <style:graphic-properties draw:stroke="solid" svg:stroke-width="0.212cm" svg:stroke-color="#000000" draw:marker-start-width="1.154cm" draw:marker-end-width="1.154cm" draw:fill="solid" draw:fill-color="#d3d3d3" draw:textarea-horizontal-align="justify" draw:textarea-vertical-align="middle" draw:auto-grow-height="false" fo:min-height="0.288cm" fo:min-width="7.288cm" fo:padding-top="0.337cm" fo:padding-bottom="0.337cm" fo:padding-left="0.462cm" fo:padding-right="0.462cm" loext:decorative="false"/>
    </style:style>
    <style:style style:name="gr18" style:family="graphic" style:parent-style-name="standard">
      <style:graphic-properties svg:stroke-width="0.212cm" svg:stroke-color="#000000" draw:marker-start-width="0.518cm" draw:marker-end-width="0.518cm" draw:fill="solid" draw:fill-color="#ff0000" draw:textarea-horizontal-align="justify" draw:textarea-vertical-align="middle" draw:auto-grow-height="false" fo:min-height="0.038cm" fo:min-width="7.538cm" fo:padding-top="0.231cm" fo:padding-bottom="0.231cm" fo:padding-left="0.356cm" fo:padding-right="0.356cm" loext:decorative="false"/>
    </style:style>
    <style:style style:name="gr19" style:family="graphic" style:parent-style-name="standard">
      <style:graphic-properties draw:stroke="none" draw:fill-color="#000000" draw:textarea-horizontal-align="justify" draw:textarea-vertical-align="middle" draw:auto-grow-height="false" fo:min-height="6cm" fo:min-width="0.25cm" loext:decorative="false"/>
    </style:style>
    <style:style style:name="gr20" style:family="graphic" style:parent-style-name="standard">
      <style:graphic-properties draw:stroke="none" draw:fill-color="#000000" draw:textarea-horizontal-align="justify" draw:textarea-vertical-align="middle" draw:auto-grow-height="false" fo:min-height="6.499cm" fo:min-width="0.25cm" loext:decorative="false"/>
    </style:style>
    <style:style style:name="gr21" style:family="graphic" style:parent-style-name="standard">
      <style:graphic-properties draw:stroke="none" draw:fill-color="#000000" draw:textarea-horizontal-align="justify" draw:textarea-vertical-align="middle" draw:auto-grow-height="false" fo:min-height="0.343cm" fo:min-width="0.39cm" loext:decorative="false"/>
    </style:style>
    <style:style style:name="gr22" style:family="graphic" style:parent-style-name="standard" style:list-style-name="L1">
      <style:graphic-properties svg:stroke-width="0.212cm" svg:stroke-color="#000000" draw:marker-start-width="0.518cm" draw:marker-end-width="0.518cm" draw:fill-color="#d3d3d3" draw:textarea-horizontal-align="justify" draw:textarea-vertical-align="top" draw:auto-grow-height="false" fo:min-height="4.756cm" fo:min-width="7.289cm" fo:padding-top="0.231cm" fo:padding-bottom="0.231cm" fo:padding-left="0.356cm" fo:padding-right="0.356cm" style:writing-mode="lr-tb" loext:decorative="false"/>
      <style:paragraph-properties style:writing-mode="lr-tb"/>
    </style:style>
    <style:style style:name="P1" style:family="paragraph">
      <loext:graphic-properties draw:fill-color="#808080" draw:opacity="45%"/>
      <style:paragraph-properties fo:text-align="center"/>
    </style:style>
    <style:style style:name="P2" style:family="paragraph">
      <loext:graphic-properties draw:fill-color="#0871e1"/>
      <style:paragraph-properties fo:text-align="center"/>
    </style:style>
    <style:style style:name="P3" style:family="paragraph">
      <loext:graphic-properties draw:fill-color="#aa5102"/>
      <style:paragraph-properties fo:text-align="center"/>
    </style:style>
    <style:style style:name="P4" style:family="paragraph">
      <loext:graphic-properties draw:fill-color="#ff0000"/>
      <style:paragraph-properties fo:text-align="center"/>
    </style:style>
    <style:style style:name="P5" style:family="paragraph">
      <loext:graphic-properties draw:fill-color="#000000"/>
      <style:paragraph-properties fo:text-align="center"/>
    </style:style>
    <style:style style:name="P6" style:family="paragraph">
      <loext:graphic-properties draw:fill-color="#81d41a"/>
      <style:paragraph-properties fo:text-align="center"/>
    </style:style>
    <style:style style:name="P7" style:family="paragraph">
      <loext:graphic-properties draw:fill-color="#1e90ff"/>
      <style:paragraph-properties fo:text-align="center"/>
    </style:style>
    <style:style style:name="P8" style:family="paragraph">
      <loext:graphic-properties draw:fill="solid" draw:fill-color="#d3d3d3"/>
      <style:paragraph-properties fo:text-align="center"/>
    </style:style>
    <style:style style:name="P9" style:family="paragraph">
      <loext:graphic-properties draw:fill="solid" draw:fill-color="#ff0000"/>
      <style:paragraph-properties fo:text-align="center"/>
    </style:style>
    <style:style style:name="P10" style:family="paragraph">
      <style:paragraph-properties fo:margin-left="0cm" fo:margin-right="0cm" fo:margin-top="1.168cm" fo:margin-bottom="1.778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bold" style:letter-kerning="true" style:font-name-asian="Microsoft YaHei" style:font-size-asian="18pt" style:font-style-asian="normal" style:font-weight-asian="bold" style:font-name-complex="Arial1" style:font-size-complex="18pt" style:font-style-complex="normal" style:font-weight-complex="bold" style:text-emphasize="none" style:font-relief="none" style:text-overline-style="none" style:text-overline-color="font-color"/>
    </style:style>
    <style:style style:name="P11" style:family="paragraph">
      <loext:graphic-properties draw:fill-color="#d3d3d3"/>
      <style:paragraph-properties fo:margin-left="0cm" fo:margin-right="0cm" fo:margin-top="1.168cm" fo:margin-bottom="1.778cm" fo:line-height="100%" fo:text-align="center" fo:text-indent="0cm" style:writing-mode="lr-tb"/>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bold" style:letter-kerning="true" style:font-name-asian="Microsoft YaHei" style:font-size-asian="18pt" style:font-style-asian="normal" style:font-weight-asian="bold" style:font-name-complex="Arial1" style:font-size-complex="18pt" style:font-style-complex="normal" style:font-weight-complex="bold" style:text-emphasize="none" style:font-relief="none" style:text-overline-style="none" style:text-overline-color="font-color"/>
    </style:style>
    <style:style style:name="T1" style:family="text">
      <style:text-properties fo:font-variant="normal" fo:text-transform="none" style:use-window-font-color="true" loext:opacity="0%" style:text-outline="false" style:text-line-through-style="none" style:text-line-through-type="none" style:font-name="Arial" fo:font-size="187.199996948242pt" fo:font-style="normal" fo:text-shadow="none" style:text-underline-style="none" fo:font-weight="bold" style:letter-kerning="true" style:font-name-asian="Microsoft YaHei" style:font-size-asian="187.199996948242pt" style:font-style-asian="normal" style:font-weight-asian="bold" style:font-name-complex="Arial1" style:font-size-complex="187.19999694824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polygon draw:style-name="gr1" draw:text-style-name="P1" draw:layer="layout" svg:width="8cm" svg:height="8cm" svg:x="1cm" svg:y="1cm" svg:viewBox="0 0 8001 8001" draw:points="1333,0 1334,0 1246,3 1159,11 1073,26 988,45 905,71 824,101 744,137 667,179 592,225 521,276 454,331 391,391 331,454 276,521 225,592 179,667 137,744 101,824 71,905 45,988 26,1073 11,1159 3,1246 0,1334 0,6667 0,6668 3,6755 11,6842 26,6928 45,7013 71,7096 101,7177 137,7257 179,7334 225,7409 276,7480 331,7547 391,7610 454,7670 521,7725 592,7776 667,7822 744,7864 824,7900 905,7930 988,7956 1073,7975 1159,7990 1246,7998 1334,8001 6667,8001 6668,8001 6755,7998 6842,7990 6928,7975 7013,7956 7096,7930 7177,7900 7257,7864 7334,7822 7409,7776 7480,7725 7547,7670 7610,7610 7670,7547 7725,7480 7776,7409 7822,7334 7864,7257 7900,7177 7930,7096 7956,7013 7975,6928 7990,6842 7998,6755 8001,6668 8001,1333 8001,1334 8001,1334 7998,1246 7990,1159 7975,1073 7956,988 7930,905 7900,824 7864,744 7822,667 7776,592 7725,521 7670,454 7610,391 7547,331 7480,276 7409,225 7334,179 7257,137 7177,101 7096,71 7013,45 6928,26 6842,11 6755,3 6668,0">
          <text:p/>
        </draw:polygon>
        <draw:custom-shape draw:style-name="gr2" draw:text-style-name="P2" draw:layer="layout" svg:width="1cm" svg:height="2.6cm" svg:x="0.5cm" svg:y="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 draw:text-style-name="P2" draw:layer="layout" svg:width="1cm" svg:height="2.6cm" svg:x="8.5cm" svg:y="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 draw:text-style-name="P2" draw:layer="layout" svg:width="1cm" svg:height="2.6cm" draw:transform="rotate (-1.5707963267949) translate (6.3cm 8.5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 draw:text-style-name="P2" draw:layer="layout" svg:width="1cm" svg:height="2.6cm" draw:transform="rotate (-1.5707963267949) translate (6.3cm 0.5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 draw:text-style-name="P2" draw:layer="layout" svg:width="2.75cm" svg:height="2.5cm" draw:transform="rotate (0.785398163397448) translate (0cm 1.982cm)">
          <text:p/>
          <draw:enhanced-geometry svg:viewBox="0 0 21600 21600" draw:mirror-horizontal="false" draw:mirror-vertical="false" draw:type="block-arc" draw:modifiers="-132.274725639764 52.524650131179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radius-range-minimum="0" draw:handle-radius-range-maximum="10800" draw:handle-polar="10800 10800" draw:handle-polar-pole-x="10800" draw:handle-polar-pole-y="10800" draw:handle-position="$1 $0" draw:handle-polar-radius="$1" draw:handle-polar-angle="$0"/>
          </draw:enhanced-geometry>
        </draw:custom-shape>
        <draw:custom-shape draw:style-name="gr3" draw:text-style-name="P2" draw:layer="layout" svg:width="2.751cm" svg:height="2.5cm" draw:transform="rotate (0.785398163397448) translate (6.28cm 1.945cm)">
          <text:p/>
          <draw:enhanced-geometry svg:viewBox="0 0 21600 21600" draw:mirror-horizontal="true" draw:mirror-vertical="false" draw:type="block-arc" draw:modifiers="-132.274725639764 52.524650131179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radius-range-minimum="0" draw:handle-radius-range-maximum="10800" draw:handle-polar="10800 10800" draw:handle-polar-pole-x="10800" draw:handle-polar-pole-y="10800" draw:handle-position="$1 $0" draw:handle-polar-radius="$1" draw:handle-polar-angle="$0"/>
          </draw:enhanced-geometry>
        </draw:custom-shape>
        <draw:custom-shape draw:style-name="gr3" draw:text-style-name="P2" draw:layer="layout" svg:width="2.751cm" svg:height="2.5cm" draw:transform="rotate (0.785398163397448) translate (0cm 8.225cm)">
          <text:p/>
          <draw:enhanced-geometry svg:viewBox="0 0 21600 21600" draw:mirror-horizontal="false" draw:mirror-vertical="true" draw:type="block-arc" draw:modifiers="-132.274725639764 52.524650131179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radius-range-minimum="0" draw:handle-radius-range-maximum="10800" draw:handle-polar="10800 10800" draw:handle-polar-pole-x="10800" draw:handle-polar-pole-y="10800" draw:handle-position="$1 $0" draw:handle-polar-radius="$1" draw:handle-polar-angle="$0"/>
          </draw:enhanced-geometry>
        </draw:custom-shape>
        <draw:custom-shape draw:style-name="gr4" draw:text-style-name="P2" draw:layer="layout" svg:width="2.751cm" svg:height="2.5cm" draw:transform="rotate (0.785398163397448) translate (6.28cm 8.225cm)">
          <text:p/>
          <draw:enhanced-geometry svg:viewBox="0 0 21600 21600" draw:mirror-horizontal="true" draw:mirror-vertical="true" draw:type="block-arc" draw:modifiers="-132.274725639764 52.524650131179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radius-range-minimum="0" draw:handle-radius-range-maximum="10800" draw:handle-polar="10800 10800" draw:handle-polar-pole-x="10800" draw:handle-polar-pole-y="10800" draw:handle-position="$1 $0" draw:handle-polar-radius="$1" draw:handle-polar-angle="$0"/>
          </draw:enhanced-geometry>
        </draw:custom-shape>
      </draw:page>
      <draw:page draw:name="page2" draw:style-name="dp1" draw:master-page-name="Default">
        <draw:custom-shape draw:style-name="gr5" draw:text-style-name="P3" draw:layer="layout" svg:width="1.505cm" svg:height="7.997cm" draw:transform="rotate (-1.56817833291691) translate (8.998cm 7.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style-name="gr6">
          <draw:custom-shape draw:style-name="gr7" draw:text-style-name="P4" draw:layer="layout" svg:width="1.999cm" svg:height="6cm" svg:x="1.001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8" draw:text-style-name="P5" draw:layer="layout" svg:width="2cm" svg:height="0.75cm" svg:x="1cm" svg:y="6.2cm">
            <text:p/>
            <draw:enhanced-geometry svg:viewBox="0 0 21600 21600" draw:type="rectangle" draw:enhanced-path="M 0 0 L 21600 0 21600 21600 0 21600 0 0 Z N"/>
          </draw:custom-shape>
          <draw:custom-shape draw:style-name="gr8" draw:text-style-name="P5" draw:layer="layout" svg:width="2cm" svg:height="0.75cm" svg:x="1cm" svg:y="1.95cm">
            <text:p/>
            <draw:enhanced-geometry svg:viewBox="0 0 21600 21600" draw:type="rectangle" draw:enhanced-path="M 0 0 L 21600 0 21600 21600 0 21600 0 0 Z N"/>
          </draw:custom-shape>
        </draw:g>
        <draw:g draw:style-name="gr6">
          <draw:custom-shape draw:style-name="gr9" draw:text-style-name="P6" draw:layer="layout" svg:width="1.999cm" svg:height="6cm" svg:x="3.101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8" draw:text-style-name="P5" draw:layer="layout" svg:width="2cm" svg:height="0.75cm" svg:x="3.1cm" svg:y="6.2cm">
            <text:p/>
            <draw:enhanced-geometry svg:viewBox="0 0 21600 21600" draw:type="rectangle" draw:enhanced-path="M 0 0 L 21600 0 21600 21600 0 21600 0 0 Z N"/>
          </draw:custom-shape>
          <draw:custom-shape draw:style-name="gr8" draw:text-style-name="P5" draw:layer="layout" svg:width="2cm" svg:height="0.75cm" svg:x="3.1cm" svg:y="1.95cm">
            <text:p/>
            <draw:enhanced-geometry svg:viewBox="0 0 21600 21600" draw:type="rectangle" draw:enhanced-path="M 0 0 L 21600 0 21600 21600 0 21600 0 0 Z N"/>
          </draw:custom-shape>
        </draw:g>
        <draw:g draw:style-name="gr6">
          <draw:custom-shape draw:style-name="gr10" draw:text-style-name="P2" draw:layer="layout" svg:width="1.999cm" svg:height="6cm" draw:transform="rotate (0.348891317473666) translate (5.11cm 1.8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8" draw:text-style-name="P5" draw:layer="layout" svg:width="2cm" svg:height="0.75cm" draw:transform="rotate (0.348891317473666) translate (6.733cm 6.357cm)">
            <text:p/>
            <draw:enhanced-geometry svg:viewBox="0 0 21600 21600" draw:type="rectangle" draw:enhanced-path="M 0 0 L 21600 0 21600 21600 0 21600 0 0 Z N"/>
          </draw:custom-shape>
          <draw:custom-shape draw:style-name="gr8" draw:text-style-name="P5" draw:layer="layout" svg:width="2cm" svg:height="0.75cm" draw:transform="rotate (0.348891317473666) translate (5.28cm 2.363cm)">
            <text:p/>
            <draw:enhanced-geometry svg:viewBox="0 0 21600 21600" draw:type="rectangle" draw:enhanced-path="M 0 0 L 21600 0 21600 21600 0 21600 0 0 Z N"/>
          </draw:custom-shape>
        </draw:g>
      </draw:page>
      <draw:page draw:name="page3" draw:style-name="dp1" draw:master-page-name="Default">
        <draw:g draw:style-name="gr6">
          <draw:custom-shape draw:style-name="gr12" draw:text-style-name="P7" draw:layer="layout" svg:width="4.25cm" svg:height="4.25cm" svg:x="2.75cm" svg:y="2.22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radius-range-minimum="10800" draw:handle-radius-range-maximum="10800" draw:handle-polar="10800 10800" draw:handle-polar-pole-x="10800" draw:handle-polar-pole-y="10800" draw:handle-position="10800 $0" draw:handle-polar-radius="10800" draw:handle-polar-angle="$0"/>
              <draw:handle draw:handle-radius-range-minimum="0" draw:handle-radius-range-maximum="10800" draw:handle-polar="10800 10800" draw:handle-polar-pole-x="10800" draw:handle-polar-pole-y="10800" draw:handle-position="$2 $1" draw:handle-polar-radius="$2" draw:handle-polar-angle="$1"/>
            </draw:enhanced-geometry>
          </draw:custom-shape>
          <draw:custom-shape draw:style-name="gr12" draw:text-style-name="P7" draw:layer="layout" svg:width="4.25cm" svg:height="4.25cm" draw:transform="rotate (-3.14159265358979) translate (7.25cm 7.77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radius-range-minimum="10800" draw:handle-radius-range-maximum="10800" draw:handle-polar="10800 10800" draw:handle-polar-pole-x="10800" draw:handle-polar-pole-y="10800" draw:handle-position="10800 $0" draw:handle-polar-radius="10800" draw:handle-polar-angle="$0"/>
              <draw:handle draw:handle-radius-range-minimum="0" draw:handle-radius-range-maximum="10800" draw:handle-polar="10800 10800" draw:handle-polar-pole-x="10800" draw:handle-polar-pole-y="10800" draw:handle-position="$2 $1" draw:handle-polar-radius="$2" draw:handle-polar-angle="$1"/>
            </draw:enhanced-geometry>
          </draw:custom-shape>
        </draw:g>
      </draw:page>
      <draw:page draw:name="page4" draw:style-name="dp1" draw:master-page-name="Default">
        <draw:custom-shape draw:style-name="gr13" draw:text-style-name="P8" draw:layer="layout" svg:width="1cm" svg:height="1cm" svg:x="1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3.333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8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5.667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6">
          <draw:custom-shape draw:style-name="gr13" draw:text-style-name="P8" draw:layer="layout" svg:width="1cm" svg:height="1cm" svg:x="1cm" svg:y="5.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8cm" svg:y="5.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6">
          <draw:custom-shape draw:style-name="gr13" draw:text-style-name="P8" draw:layer="layout" svg:width="1cm" svg:height="1cm" svg:x="1.001cm" svg:y="3.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8.001cm" svg:y="3.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6">
          <draw:custom-shape draw:style-name="gr13" draw:text-style-name="P8" draw:layer="layout" svg:width="1cm" svg:height="1cm" svg:x="1.001cm" svg:y="8.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3.334cm" svg:y="8.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8.001cm" svg:y="8.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5.668cm" svg:y="8.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6">
          <draw:custom-shape draw:style-name="gr14" draw:text-style-name="P7" draw:layer="layout" svg:width="4.25cm" svg:height="4.25cm" svg:x="2.75cm" svg:y="2.22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radius-range-minimum="10800" draw:handle-radius-range-maximum="10800" draw:handle-polar="10800 10800" draw:handle-polar-pole-x="10800" draw:handle-polar-pole-y="10800" draw:handle-position="10800 $0" draw:handle-polar-radius="10800" draw:handle-polar-angle="$0"/>
              <draw:handle draw:handle-radius-range-minimum="0" draw:handle-radius-range-maximum="10800" draw:handle-polar="10800 10800" draw:handle-polar-pole-x="10800" draw:handle-polar-pole-y="10800" draw:handle-position="$2 $1" draw:handle-polar-radius="$2" draw:handle-polar-angle="$1"/>
            </draw:enhanced-geometry>
          </draw:custom-shape>
          <draw:custom-shape draw:style-name="gr14" draw:text-style-name="P7" draw:layer="layout" svg:width="4.25cm" svg:height="4.25cm" draw:transform="rotate (-3.14159265358979) translate (7.25cm 7.77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radius-range-minimum="10800" draw:handle-radius-range-maximum="10800" draw:handle-polar="10800 10800" draw:handle-polar-pole-x="10800" draw:handle-polar-pole-y="10800" draw:handle-position="10800 $0" draw:handle-polar-radius="10800" draw:handle-polar-angle="$0"/>
              <draw:handle draw:handle-radius-range-minimum="0" draw:handle-radius-range-maximum="10800" draw:handle-polar="10800 10800" draw:handle-polar-pole-x="10800" draw:handle-polar-pole-y="10800" draw:handle-position="$2 $1" draw:handle-polar-radius="$2" draw:handle-polar-angle="$1"/>
            </draw:enhanced-geometry>
          </draw:custom-shape>
        </draw:g>
      </draw:page>
      <draw:page draw:name="page5" draw:style-name="dp1" draw:master-page-name="Default">
        <draw:custom-shape draw:style-name="gr13" draw:text-style-name="P8" draw:layer="layout" svg:width="1cm" svg:height="1cm" svg:x="4.5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4.5cm" svg:y="8.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6">
          <draw:custom-shape draw:style-name="gr14" draw:text-style-name="P7" draw:layer="layout" svg:width="4.25cm" svg:height="4.25cm" svg:x="2.75cm" svg:y="2.22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radius-range-minimum="10800" draw:handle-radius-range-maximum="10800" draw:handle-polar="10800 10800" draw:handle-polar-pole-x="10800" draw:handle-polar-pole-y="10800" draw:handle-position="10800 $0" draw:handle-polar-radius="10800" draw:handle-polar-angle="$0"/>
              <draw:handle draw:handle-radius-range-minimum="0" draw:handle-radius-range-maximum="10800" draw:handle-polar="10800 10800" draw:handle-polar-pole-x="10800" draw:handle-polar-pole-y="10800" draw:handle-position="$2 $1" draw:handle-polar-radius="$2" draw:handle-polar-angle="$1"/>
            </draw:enhanced-geometry>
          </draw:custom-shape>
          <draw:custom-shape draw:style-name="gr14" draw:text-style-name="P7" draw:layer="layout" svg:width="4.25cm" svg:height="4.25cm" draw:transform="rotate (-3.14159265358979) translate (7.25cm 7.77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radius-range-minimum="10800" draw:handle-radius-range-maximum="10800" draw:handle-polar="10800 10800" draw:handle-polar-pole-x="10800" draw:handle-polar-pole-y="10800" draw:handle-position="10800 $0" draw:handle-polar-radius="10800" draw:handle-polar-angle="$0"/>
              <draw:handle draw:handle-radius-range-minimum="0" draw:handle-radius-range-maximum="10800" draw:handle-polar="10800 10800" draw:handle-polar-pole-x="10800" draw:handle-polar-pole-y="10800" draw:handle-position="$2 $1" draw:handle-polar-radius="$2" draw:handle-polar-angle="$1"/>
            </draw:enhanced-geometry>
          </draw:custom-shape>
        </draw:g>
        <draw:custom-shape draw:style-name="gr13" draw:text-style-name="P8" draw:layer="layout" svg:width="1cm" svg:height="1cm" svg:x="1cm" svg:y="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1cm" svg:height="1cm" svg:x="8cm" svg:y="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6" draw:style-name="dp1" draw:master-page-name="Default">
        <draw:g draw:style-name="gr6">
          <draw:custom-shape draw:style-name="gr14" draw:text-style-name="P7" draw:layer="layout" svg:width="4.25cm" svg:height="4.25cm" svg:x="2.75cm" svg:y="2.22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radius-range-minimum="10800" draw:handle-radius-range-maximum="10800" draw:handle-polar="10800 10800" draw:handle-polar-pole-x="10800" draw:handle-polar-pole-y="10800" draw:handle-position="10800 $0" draw:handle-polar-radius="10800" draw:handle-polar-angle="$0"/>
              <draw:handle draw:handle-radius-range-minimum="0" draw:handle-radius-range-maximum="10800" draw:handle-polar="10800 10800" draw:handle-polar-pole-x="10800" draw:handle-polar-pole-y="10800" draw:handle-position="$2 $1" draw:handle-polar-radius="$2" draw:handle-polar-angle="$1"/>
            </draw:enhanced-geometry>
          </draw:custom-shape>
          <draw:custom-shape draw:style-name="gr14" draw:text-style-name="P7" draw:layer="layout" svg:width="4.25cm" svg:height="4.25cm" draw:transform="rotate (-3.14159265358979) translate (7.25cm 7.77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radius-range-minimum="10800" draw:handle-radius-range-maximum="10800" draw:handle-polar="10800 10800" draw:handle-polar-pole-x="10800" draw:handle-polar-pole-y="10800" draw:handle-position="10800 $0" draw:handle-polar-radius="10800" draw:handle-polar-angle="$0"/>
              <draw:handle draw:handle-radius-range-minimum="0" draw:handle-radius-range-maximum="10800" draw:handle-polar="10800 10800" draw:handle-polar-pole-x="10800" draw:handle-polar-pole-y="10800" draw:handle-position="$2 $1" draw:handle-polar-radius="$2" draw:handle-polar-angle="$1"/>
            </draw:enhanced-geometry>
          </draw:custom-shape>
        </draw:g>
        <draw:path draw:style-name="gr15" draw:text-style-name="P8" draw:layer="layout" svg:width="8.211cm" svg:height="8.211cm" svg:x="0.895cm" svg:y="0.895cm" svg:viewBox="0 0 8212 8212" svg:d="M106 8212c-19 0-37-5-53-14-16-10-29-23-39-39-9-16-14-34-14-53v-500-7000-500c0-19 5-37 14-53 10-16 23-29 39-39 16-9 34-14 53-14h500 7000 500c19 0 37 5 53 14 16 10 29 23 39 39 9 16 14 34 14 53v500 7000 500c0 19-5 37-14 53-10 16-23 29-39 39-16 9-34 14-53 14h-500-7000zM712 7500h6788v-6788h-6788z">
          <text:p/>
        </draw:path>
      </draw:page>
      <draw:page draw:name="page7" draw:style-name="dp1" draw:master-page-name="Default">
        <draw:path draw:style-name="gr16" draw:text-style-name="P8" draw:layer="layout" svg:width="8.423cm" svg:height="8.423cm" svg:x="0.789cm" svg:y="0.789cm" svg:viewBox="0 0 8424 8424" svg:d="M4158 1401c-8 5-15 10-22 17l-2718 2718c-7 7-12 14-17 22-9 16-14 34-14 53s5 37 14 53c5 8 10 15 17 22l2718 2719c7 6 14 12 22 17 16 9 34 14 53 14s37-5 53-14c8-5 15-10 22-17l2719-2719c7-7 12-14 17-22 9-16 14-34 14-53s-5-37-14-53c-5-8-11-15-17-22l-2719-2718c-7-7-14-12-22-17-16-9-34-14-53-14s-37 5-53 14zM7500 3361v-2437h-2438zM5061 7500h2439v-2439zM924 5062v2438h2437zM3360 924h-2436v2436zM157 8417c-18-5-35-12-51-21-16-10-31-21-44-34s-24-28-34-44c-9-16-16-33-21-51s-7-36-7-55v-500-7000-500c0-19 2-37 7-55s12-35 21-51c10-16 21-31 34-44s28-24 44-34c16-9 33-16 51-21s36-7 55-7h500 7000 500c19 0 37 2 55 7s35 12 51 21c16 10 31 21 44 34s24 28 34 44c9 16 16 33 21 51s7 36 7 55v500 7000 500c0 19-2 37-7 55s-12 35-21 51c-10 16-21 31-34 44s-28 24-44 34c-16 9-33 16-51 21s-36 7-55 7h-500-7000-500c-19 0-37-2-55-7z">
          <text:p/>
        </draw:path>
        <draw:g draw:style-name="gr6">
          <draw:custom-shape draw:style-name="gr14" draw:text-style-name="P7" draw:layer="layout" svg:width="4.25cm" svg:height="4.25cm" svg:x="2.75cm" svg:y="2.22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radius-range-minimum="10800" draw:handle-radius-range-maximum="10800" draw:handle-polar="10800 10800" draw:handle-polar-pole-x="10800" draw:handle-polar-pole-y="10800" draw:handle-position="10800 $0" draw:handle-polar-radius="10800" draw:handle-polar-angle="$0"/>
              <draw:handle draw:handle-radius-range-minimum="0" draw:handle-radius-range-maximum="10800" draw:handle-polar="10800 10800" draw:handle-polar-pole-x="10800" draw:handle-polar-pole-y="10800" draw:handle-position="$2 $1" draw:handle-polar-radius="$2" draw:handle-polar-angle="$1"/>
            </draw:enhanced-geometry>
          </draw:custom-shape>
          <draw:custom-shape draw:style-name="gr14" draw:text-style-name="P7" draw:layer="layout" svg:width="4.25cm" svg:height="4.25cm" draw:transform="rotate (-3.14159265358979) translate (7.25cm 7.77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radius-range-minimum="10800" draw:handle-radius-range-maximum="10800" draw:handle-polar="10800 10800" draw:handle-polar-pole-x="10800" draw:handle-polar-pole-y="10800" draw:handle-position="10800 $0" draw:handle-polar-radius="10800" draw:handle-polar-angle="$0"/>
              <draw:handle draw:handle-radius-range-minimum="0" draw:handle-radius-range-maximum="10800" draw:handle-polar="10800 10800" draw:handle-polar-pole-x="10800" draw:handle-polar-pole-y="10800" draw:handle-position="$2 $1" draw:handle-polar-radius="$2" draw:handle-polar-angle="$1"/>
            </draw:enhanced-geometry>
          </draw:custom-shape>
        </draw:g>
      </draw:page>
      <draw:page draw:name="page8" draw:style-name="dp1" draw:master-page-name="Default">
        <draw:g draw:style-name="gr6">
          <draw:custom-shape draw:style-name="gr14" draw:text-style-name="P7" draw:layer="layout" svg:width="4.25cm" svg:height="4.25cm" svg:x="2.75cm" svg:y="2.22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radius-range-minimum="10800" draw:handle-radius-range-maximum="10800" draw:handle-polar="10800 10800" draw:handle-polar-pole-x="10800" draw:handle-polar-pole-y="10800" draw:handle-position="10800 $0" draw:handle-polar-radius="10800" draw:handle-polar-angle="$0"/>
              <draw:handle draw:handle-radius-range-minimum="0" draw:handle-radius-range-maximum="10800" draw:handle-polar="10800 10800" draw:handle-polar-pole-x="10800" draw:handle-polar-pole-y="10800" draw:handle-position="$2 $1" draw:handle-polar-radius="$2" draw:handle-polar-angle="$1"/>
            </draw:enhanced-geometry>
          </draw:custom-shape>
          <draw:custom-shape draw:style-name="gr14" draw:text-style-name="P7" draw:layer="layout" svg:width="4.25cm" svg:height="4.25cm" draw:transform="rotate (-3.14159265358979) translate (7.25cm 7.77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radius-range-minimum="10800" draw:handle-radius-range-maximum="10800" draw:handle-polar="10800 10800" draw:handle-polar-pole-x="10800" draw:handle-polar-pole-y="10800" draw:handle-position="10800 $0" draw:handle-polar-radius="10800" draw:handle-polar-angle="$0"/>
              <draw:handle draw:handle-radius-range-minimum="0" draw:handle-radius-range-maximum="10800" draw:handle-polar="10800 10800" draw:handle-polar-pole-x="10800" draw:handle-polar-pole-y="10800" draw:handle-position="$2 $1" draw:handle-polar-radius="$2" draw:handle-polar-angle="$1"/>
            </draw:enhanced-geometry>
          </draw:custom-shape>
        </draw:g>
        <draw:path draw:style-name="gr17" draw:text-style-name="P8" draw:layer="layout" svg:width="8.423cm" svg:height="8.423cm" svg:x="0.788cm" svg:y="0.788cm" svg:viewBox="0 0 8424 8424" svg:d="M6703 5713c152-275 260-572 323-880h1186c19 0 37 2 55 7s35 12 51 21c16 10 31 21 44 34s24 28 34 44c9 16 16 33 21 51s7 36 7 55v750c0 19-2 37-7 55s-12 35-21 51c-10 16-21 31-34 44s-28 24-44 34c-16 9-33 16-51 21s-36 7-55 7h-1695c67-94 129-192 186-294zM6703 2712c-57-102-119-201-187-295h1696c19 0 37 2 55 7s35 12 51 21c16 10 31 21 44 34s24 28 34 44c9 16 16 33 21 51s7 36 7 55v750c0 19-2 37-7 55s-12 35-21 51c-10 16-21 31-34 44s-28 24-44 34c-16 9-33 16-51 21s-36 7-55 7h-1186c-63-308-171-604-323-879zM1722 2712c-152 275-260 571-323 879h-1187c-19 0-37-2-55-7s-35-12-51-21c-16-10-31-21-44-34s-24-28-34-44c-9-16-16-33-21-51s-7-36-7-55v-750c0-19 2-37 7-55s12-35 21-51c10-16 21-31 34-44s28-24 44-34c16-9 33-16 51-21 18-5 36-7 55-7h1697c-68 94-130 193-187 295zM1722 5713c57 102 119 200 186 294h-1696c-19 0-37-2-55-7s-35-12-51-21c-16-10-31-21-44-34s-24-28-34-44c-9-16-16-33-21-51s-7-36-7-55v-750c0-19 2-37 7-55s12-35 21-51c10-16 21-31 34-44s28-24 44-34c16-9 33-16 51-21s36-7 55-7h1187c63 308 171 605 323 880zM62 1112c-13-13-24-28-34-44-9-16-16-33-21-51s-7-36-7-55v-750c0-19 2-37 7-55s12-35 21-51c10-16 21-31 34-44s28-24 44-34c16-9 33-16 51-21s36-7 55-7h8000c19 0 37 2 55 7s35 12 51 21c16 10 31 21 44 34s24 28 34 44c9 16 16 33 21 51s7 36 7 55v750c0 19-2 37-7 55s-12 35-21 51c-10 16-21 31-34 44s-28 24-44 34c-16 9-33 16-51 21s-36 7-55 7h-8000c-19 0-37-2-55-7s-35-12-51-21c-16-10-31-21-44-34zM62 8362c-13-13-24-28-34-44-9-16-16-33-21-51s-7-36-7-55v-750c0-19 2-37 7-55s12-35 21-51c10-16 21-31 34-44s28-24 44-34c16-9 33-16 51-21s36-7 55-7h8000c19 0 37 2 55 7s35 12 51 21c16 10 31 21 44 34s24 28 34 44c9 16 16 33 21 51s7 36 7 55v750c0 19-2 37-7 55s-12 35-21 51c-10 16-21 31-34 44s-28 24-44 34c-16 9-33 16-51 21s-36 7-55 7h-8000c-19 0-37-2-55-7s-35-12-51-21c-16-10-31-21-44-34z">
          <text:p/>
        </draw:path>
      </draw:page>
      <draw:page draw:name="page9" draw:style-name="dp1" draw:master-page-name="Default">
        <draw:g draw:style-name="gr6">
          <draw:custom-shape draw:style-name="gr14" draw:text-style-name="P7" draw:layer="layout" svg:width="4.25cm" svg:height="4.25cm" svg:x="2.75cm" svg:y="2.22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radius-range-minimum="10800" draw:handle-radius-range-maximum="10800" draw:handle-polar="10800 10800" draw:handle-polar-pole-x="10800" draw:handle-polar-pole-y="10800" draw:handle-position="10800 $0" draw:handle-polar-radius="10800" draw:handle-polar-angle="$0"/>
              <draw:handle draw:handle-radius-range-minimum="0" draw:handle-radius-range-maximum="10800" draw:handle-polar="10800 10800" draw:handle-polar-pole-x="10800" draw:handle-polar-pole-y="10800" draw:handle-position="$2 $1" draw:handle-polar-radius="$2" draw:handle-polar-angle="$1"/>
            </draw:enhanced-geometry>
          </draw:custom-shape>
          <draw:custom-shape draw:style-name="gr14" draw:text-style-name="P7" draw:layer="layout" svg:width="4.25cm" svg:height="4.25cm" draw:transform="rotate (-3.14159265358979) translate (7.25cm 7.776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radius-range-minimum="10800" draw:handle-radius-range-maximum="10800" draw:handle-polar="10800 10800" draw:handle-polar-pole-x="10800" draw:handle-polar-pole-y="10800" draw:handle-position="10800 $0" draw:handle-polar-radius="10800" draw:handle-polar-angle="$0"/>
              <draw:handle draw:handle-radius-range-minimum="0" draw:handle-radius-range-maximum="10800" draw:handle-polar="10800 10800" draw:handle-polar-pole-x="10800" draw:handle-polar-pole-y="10800" draw:handle-position="$2 $1" draw:handle-polar-radius="$2" draw:handle-polar-angle="$1"/>
            </draw:enhanced-geometry>
          </draw:custom-shape>
        </draw:g>
        <draw:path draw:style-name="gr17" draw:text-style-name="P8" draw:layer="layout" svg:width="8.423cm" svg:height="8.423cm" svg:x="0.788cm" svg:y="0.788cm" svg:viewBox="0 0 8424 8424" svg:d="M6703 5713c152-275 260-572 323-880h1186c19 0 37 2 55 7s35 12 51 21c16 10 31 21 44 34s24 28 34 44c9 16 16 33 21 51s7 36 7 55v750c0 19-2 37-7 55s-12 35-21 51c-10 16-21 31-34 44s-28 24-44 34c-16 9-33 16-51 21s-36 7-55 7h-1695c67-94 129-192 186-294zM6703 2712c-57-102-119-201-187-295h1696c19 0 37 2 55 7s35 12 51 21c16 10 31 21 44 34s24 28 34 44c9 16 16 33 21 51s7 36 7 55v750c0 19-2 37-7 55s-12 35-21 51c-10 16-21 31-34 44s-28 24-44 34c-16 9-33 16-51 21s-36 7-55 7h-1186c-63-308-171-604-323-879zM1722 2712c-152 275-260 571-323 879h-1187c-19 0-37-2-55-7s-35-12-51-21c-16-10-31-21-44-34s-24-28-34-44c-9-16-16-33-21-51s-7-36-7-55v-750c0-19 2-37 7-55s12-35 21-51c10-16 21-31 34-44s28-24 44-34c16-9 33-16 51-21 18-5 36-7 55-7h1697c-68 94-130 193-187 295zM1722 5713c57 102 119 200 186 294h-1696c-19 0-37-2-55-7s-35-12-51-21c-16-10-31-21-44-34s-24-28-34-44c-9-16-16-33-21-51s-7-36-7-55v-750c0-19 2-37 7-55s12-35 21-51c10-16 21-31 34-44s28-24 44-34c16-9 33-16 51-21s36-7 55-7h1187c63 308 171 605 323 880zM62 1112c-13-13-24-28-34-44-9-16-16-33-21-51s-7-36-7-55v-750c0-19 2-37 7-55s12-35 21-51c10-16 21-31 34-44s28-24 44-34c16-9 33-16 51-21s36-7 55-7h8000c19 0 37 2 55 7s35 12 51 21c16 10 31 21 44 34s24 28 34 44c9 16 16 33 21 51s7 36 7 55v750c0 19-2 37-7 55s-12 35-21 51c-10 16-21 31-34 44s-28 24-44 34c-16 9-33 16-51 21s-36 7-55 7h-8000c-19 0-37-2-55-7s-35-12-51-21c-16-10-31-21-44-34zM62 8362c-13-13-24-28-34-44-9-16-16-33-21-51s-7-36-7-55v-750c0-19 2-37 7-55s12-35 21-51c10-16 21-31 34-44s28-24 44-34c16-9 33-16 51-21s36-7 55-7h8000c19 0 37 2 55 7s35 12 51 21c16 10 31 21 44 34s24 28 34 44c9 16 16 33 21 51s7 36 7 55v750c0 19-2 37-7 55s-12 35-21 51c-10 16-21 31-34 44s-28 24-44 34c-16 9-33 16-51 21s-36 7-55 7h-8000c-19 0-37-2-55-7s-35-12-51-21c-16-10-31-21-44-34z">
          <text:p/>
        </draw:path>
        <draw:custom-shape draw:style-name="gr18" draw:text-style-name="P9" draw:layer="layout" svg:width="8.25cm" svg:height="0.5cm" draw:transform="rotate (1.5707963267949) translate (1.25cm 9.1cm)">
          <text:p/>
          <draw:enhanced-geometry svg:viewBox="0 0 21600 21600" draw:mirror-horizontal="false" draw:mirror-vertical="false" draw:type="rectangle" draw:enhanced-path="M 0 0 L 21600 0 21600 21600 0 21600 0 0 Z N"/>
        </draw:custom-shape>
      </draw:page>
      <draw:page draw:name="page10" draw:style-name="dp1" draw:master-page-name="Default">
        <draw:custom-shape draw:style-name="gr19" draw:text-style-name="P5" draw:layer="layout" svg:width="0.75cm" svg:height="6.25cm" svg:x="4.625cm" svg:y="2.75cm">
          <text:p/>
          <draw:enhanced-geometry svg:viewBox="0 0 21600 21600" draw:type="rectangle" draw:enhanced-path="M 0 0 L 21600 0 21600 21600 0 21600 0 0 Z N"/>
        </draw:custom-shape>
        <draw:custom-shape draw:style-name="gr20" draw:text-style-name="P5" draw:layer="layout" svg:width="0.75cm" svg:height="6.749cm" draw:transform="rotate (-1.56346594393652) translate (7.747cm 4.605cm)">
          <text:p/>
          <draw:enhanced-geometry svg:viewBox="0 0 21600 21600" draw:type="rectangle" draw:enhanced-path="M 0 0 L 21600 0 21600 21600 0 21600 0 0 Z N"/>
        </draw:custom-shape>
        <draw:custom-shape draw:style-name="gr21" draw:text-style-name="P5" draw:layer="layout" svg:width="1.778cm" svg:height="1.778cm" svg:x="4.111cm" svg:y="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21" draw:text-style-name="P5" draw:layer="layout" svg:width="1.778cm" svg:height="1.778cm" draw:transform="rotate (-1.5707963267949) translate (9cm 4.11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page>
      <draw:page draw:name="page11" draw:style-name="dp1" draw:master-page-name="Default">
        <draw:custom-shape draw:style-name="gr22" draw:text-style-name="P11" draw:layer="layout" svg:width="8cm" svg:height="8cm" svg:x="1cm" svg:y="1cm">
          <text:p text:style-name="P10"><text:span text:style-name="T1">1</text:span></text:p>
          <draw:enhanced-geometry svg:viewBox="0 0 21600 21600" draw:glue-points="10800 0 0 10800 10800 21600 21600 10800" draw:text-areas="0 0 21600 ?f11" draw:type="paper" draw:modifiers="13587.401574803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_28_Rounded_29_" draw:display-name="Dash (Rounded)" draw:style="round" draw:dots1="1" draw:dots1-length="201%" draw:distance="1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0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0-06T01:36:19.953000000</meta:creation-date>
    <dc:date>2025-03-08T05:46:45.519909466</dc:date>
    <meta:editing-duration>PT22M42S</meta:editing-duration>
    <meta:editing-cycles>8</meta:editing-cycles>
    <meta:generator>LibreOffice/25.2.1.2$Linux_X86_64 LibreOffice_project/520$Build-2</meta:generator>
    <meta:document-statistic meta:object-count="74"/>
  </office:meta>
</office:document-meta>
</file>